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b578c" style:font-size-asian="11pt" style:font-size-complex="11pt"/>
    </style:style>
    <style:style style:name="P3" style:family="paragraph" style:parent-style-name="Standard">
      <style:text-properties fo:font-size="11pt" officeooo:paragraph-rsid="001f2dfc" style:font-size-asian="11pt" style:font-size-complex="11pt"/>
    </style:style>
    <style:style style:name="P4" style:family="paragraph" style:parent-style-name="Standard">
      <style:text-properties fo:font-size="11pt" officeooo:paragraph-rsid="0020ab7b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fo:font-size="11pt" style:font-size-asian="11pt" style:font-size-complex="11pt"/>
    </style:style>
    <style:style style:name="P7" style:family="paragraph" style:parent-style-name="Text_20_body">
      <style:text-properties fo:font-size="11pt" officeooo:paragraph-rsid="001d3555" style:font-size-asian="11pt" style:font-size-complex="11pt"/>
    </style:style>
    <style:style style:name="P8" style:family="paragraph" style:parent-style-name="Standard">
      <style:text-properties fo:font-size="13pt" officeooo:paragraph-rsid="001f2dfc" style:font-size-asian="13pt" style:font-size-complex="13pt"/>
    </style:style>
    <style:style style:name="P9" style:family="paragraph" style:parent-style-name="Text_20_body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imbusRomNo9L-Medi" fo:font-size="10pt" style:font-size-asian="10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NimbusRomNo9L-Medi" fo:font-size="10pt" officeooo:rsid="00297c92" officeooo:paragraph-rsid="00297c92" style:font-size-asian="10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NimbusRomNo9L-Medi" fo:font-size="10pt" officeooo:rsid="002aceda" officeooo:paragraph-rsid="002aceda" style:font-size-asian="10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NimbusRomNo9L-Medi" fo:font-size="10pt" officeooo:rsid="002c407a" officeooo:paragraph-rsid="002c407a" style:font-size-asian="10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NimbusRomNo9L-Medi" fo:font-size="10pt" officeooo:rsid="003c7cae" officeooo:paragraph-rsid="003c7cae" style:font-size-asian="10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NimbusRomNo9L-Medi" fo:font-size="10pt" officeooo:rsid="003c7cae" officeooo:paragraph-rsid="003c9ccc" style:font-size-asian="10pt" style:font-size-complex="11pt"/>
    </style:style>
    <style:style style:name="P16" style:family="paragraph" style:parent-style-name="Standard">
      <style:text-properties style:font-name="NimbusRomNo9L-Medi" fo:font-size="10pt" officeooo:rsid="003c7cae" style:font-size-asian="10pt" style:font-size-complex="11pt"/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9" style:family="paragraph" style:parent-style-name="Standard">
      <style:paragraph-properties fo:text-align="start" style:justify-single-word="false"/>
      <style:text-properties style:font-name="NimbusRomNo9L-Medi" fo:font-size="10pt" style:font-size-asian="10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NimbusRomNo9L-Medi" fo:font-size="10pt" officeooo:paragraph-rsid="002c407a" style:font-size-asian="10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f2dfc"/>
    </style:style>
    <style:style style:name="T4" style:family="text">
      <style:text-properties style:font-name="NimbusRomNo9L-Medi" fo:font-size="10pt" style:font-size-asian="10pt"/>
    </style:style>
    <style:style style:name="T5" style:family="text">
      <style:text-properties style:font-name="NimbusRomNo9L-Regu" fo:font-size="10pt" style:font-size-asian="10pt"/>
    </style:style>
    <style:style style:name="T6" style:family="text">
      <style:text-properties style:font-name="NimbusRomNo9L-Regu" fo:font-size="10pt" officeooo:rsid="0021e33a" style:font-size-asian="10pt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c9ccc"/>
    </style:style>
    <style:style style:name="T10" style:family="text">
      <style:text-properties officeooo:rsid="003c9cc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<draw:frame draw:style-name="fr2" draw:name="Obiekt1" text:anchor-type="as-char" svg:y="-0.713cm" svg:width="3.147cm" svg:height="1.13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0"/>
      <text:p text:style-name="P10"/>
      <text:p text:style-name="P10"><draw:frame draw:style-name="fr2" draw:name="Obiekt5" text:anchor-type="as-char" svg:y="-0.713cm" svg:width="10.38cm" svg:height="1.139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10"/>
      <text:p text:style-name="P10"/>
      <text:p text:style-name="P10"/>
      <text:p text:style-name="P10"><draw:frame draw:style-name="fr1" draw:name="Obiekt2" text:anchor-type="as-char" svg:y="-0.718cm" svg:width="3.54cm" svg:height="1.162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0"/>
      <text:p text:style-name="P10"/>
      <text:p text:style-name="P10"><draw:frame draw:style-name="fr1" draw:name="Obiekt4" text:anchor-type="as-char" svg:y="-2.798cm" svg:width="17.695cm" svg:height="5.517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10"/>
      <text:p text:style-name="P10"/>
      <text:p text:style-name="P10"/>
      <text:p text:style-name="P10"/>
      <text:p text:style-name="P10"><draw:frame draw:style-name="fr1" draw:name="Obiekt3" text:anchor-type="as-char" svg:y="-0.386cm" svg:width="16.701cm" svg:height="0.5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3"><text:s/><draw:frame draw:style-name="fr1" draw:name="Obiekt6" text:anchor-type="as-char" svg:y="-0.683cm" svg:width="3.219cm" svg:height="1.124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iekt8" text:anchor-type="as-char" svg:y="-0.683cm" svg:width="3.21cm" svg:height="1.124cm" draw:z-index="6"><draw:object xlink:href="./Object 8" xlink:type="simple" xlink:show="embed" xlink:actuate="onLoad"/><draw:image xlink:href="./ObjectReplacements/Object 8" xlink:type="simple" xlink:show="embed" xlink:actuate="onLoad"/><svg:desc>formuła</svg:desc></draw:frame><draw:frame draw:style-name="fr1" draw:name="Obiekt9" text:anchor-type="as-char" svg:y="-0.683cm" svg:width="3.217cm" svg:height="1.124cm" draw:z-index="7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3"/>
      <text:p text:style-name="P13"/>
      <text:p text:style-name="P13"><draw:frame draw:style-name="fr1" draw:name="Obiekt7" text:anchor-type="as-char" svg:y="-1.275cm" svg:width="5.435cm" svg:height="1.716cm" draw:z-index="8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iekt10" text:anchor-type="as-char" svg:y="-1.275cm" svg:width="5.433cm" svg:height="1.716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13"/>
      <text:p text:style-name="P13"/>
      <text:p text:style-name="P13"><draw:frame draw:style-name="fr1" draw:name="Obiekt11" text:anchor-type="as-char" svg:y="-1.87cm" svg:width="9.315cm" svg:height="2.311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13"/>
      <text:p text:style-name="P20"/>
      <text:p text:style-name="P21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19:33:02.796000000</meta:creation-date>
    <dc:date>2023-04-17T20:08:26.570000000</dc:date>
    <meta:editing-duration>PT12H34M30S</meta:editing-duration>
    <meta:editing-cycles>25</meta:editing-cycles>
    <meta:generator>LibreOffice/7.3.7.2$Windows_X86_64 LibreOffice_project/e114eadc50a9ff8d8c8a0567d6da8f454beeb84f</meta:generator>
    <meta:print-date>2023-04-16T12:29:16.832000000</meta:print-date>
    <meta:document-statistic meta:table-count="0" meta:image-count="0" meta:object-count="11" meta:page-count="1" meta:paragraph-count="8" meta:word-count="0" meta:character-count="1" meta:non-whitespace-character-count="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l</mi>
              <mn>1</mn>
            </msub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3</mn>
                        </msub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3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4</mn>
                        </msub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4</mn>
                        </msub>
                      </mrow>
                    </mfrac>
                  </mrow>
                  <mo fence="true" form="postfix" stretchy="false">)</mo>
                </mrow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0</mn>
                      </mrow>
                      <mrow>
                        <mrow>
                          <mo stretchy="false">−</mo>
                          <mn>1</mn>
                        </mrow>
                        <mo stretchy="false">−</mo>
                        <mn>0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2</mn>
                      </mrow>
                      <mrow>
                        <mrow>
                          <mo stretchy="false">−</mo>
                          <mn>1</mn>
                        </mrow>
                        <mo stretchy="false">−</mo>
                        <mn>2</mn>
                      </mrow>
                    </mfrac>
                  </mrow>
                  <mo fence="true" form="postfix" stretchy="false">)</mo>
                </mrow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0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∗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∗</mo>
                  <mrow>
                    <mo fence="true" form="prefix" stretchy="false">(</mo>
                    <mrow>
                      <mrow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n>6</mn>
                </mfrac>
                <mo stretchy="false">∗</mo>
                <mrow>
                  <mo fence="true" form="prefix" stretchy="false">(</mo>
                  <mrow>
                    <mrow>
                      <mn>1</mn>
                      <mrow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i>x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  <mtr>
        <mtd>
          <mrow>
            <msub>
              <mi>l</mi>
              <mn>2</mn>
            </msub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3</mn>
                        </msub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3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4</mn>
                        </msub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4</mn>
                        </msub>
                      </mrow>
                    </mfrac>
                  </mrow>
                  <mo fence="true" form="postfix" stretchy="false">)</mo>
                </mrow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n>0</mn>
                        <mo stretchy="false">+</mo>
                        <mn>1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n>0</mn>
                        <mo stretchy="false">−</mo>
                        <mn>1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2</mn>
                      </mrow>
                      <mrow>
                        <mn>0</mn>
                        <mo stretchy="false">−</mo>
                        <mn>2</mn>
                      </mrow>
                    </mfrac>
                  </mrow>
                  <mo fence="true" form="postfix" stretchy="false">)</mo>
                </mrow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row>
                  <mn>1</mn>
                  <mo stretchy="false">∗</mo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∗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n>2</mn>
                </mfrac>
                <mo stretchy="false">∗</mo>
                <mrow>
                  <mo fence="true" form="prefix" stretchy="false">(</mo>
                  <mrow>
                    <mrow>
                      <mn>1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row>
                        <mi>x</mi>
                        <mo stretchy="false">+</mo>
                        <mn>2</mn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  <mtr>
        <mtd>
          <mrow>
            <msub>
              <mi>l</mi>
              <mn>3</mn>
            </msub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4</mn>
                        </msub>
                      </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4</mn>
                        </msub>
                      </mrow>
                    </mfrac>
                  </mrow>
                  <mo fence="true" form="postfix" stretchy="false">)</mo>
                </mrow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n>1</mn>
                        <mo stretchy="false">+</mo>
                        <mn>1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0</mn>
                      </mrow>
                      <mrow>
                        <mn>1</mn>
                        <mo stretchy="false">−</mo>
                        <mn>0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2</mn>
                      </mrow>
                      <mrow>
                        <mn>1</mn>
                        <mo stretchy="false">−</mo>
                        <mn>2</mn>
                      </mrow>
                    </mfrac>
                  </mrow>
                  <mo fence="true" form="postfix" stretchy="false">)</mo>
                </mrow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0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row>
                  <mn>2</mn>
                  <mo stretchy="false">∗</mo>
                  <mn>1</mn>
                  <mo stretchy="false">∗</mo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n>2</mn>
                </mfrac>
                <mo stretchy="false">∗</mo>
                <mrow>
                  <mo fence="true" form="prefix" stretchy="false">(</mo>
                  <mrow>
                    <mrow>
                      <mn>1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  <mtr>
        <mtd>
          <mrow>
            <msub>
              <mi>l</mi>
              <mn>4</mn>
            </msub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x</mi>
                          <mn>4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  <mrow>
                        <msub>
                          <mi>x</mi>
                          <mn>4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sub>
                          <mi>x</mi>
                          <mn>3</mn>
                        </msub>
                      </mrow>
                      <mrow>
                        <msub>
                          <mi>x</mi>
                          <mn>4</mn>
                        </msub>
                        <mo stretchy="false">−</mo>
                        <msub>
                          <mi>x</mi>
                          <mn>3</mn>
                        </msub>
                      </mrow>
                    </mfrac>
                  </mrow>
                  <mo fence="true" form="postfix" stretchy="false">)</mo>
                </mrow>
              </mrow>
              <mo stretchy="false">=</mo>
              <mrow>
                <mrow>
                  <mo fence="true" form="prefix" stretchy="fals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n>2</mn>
                        <mo stretchy="false">+</mo>
                        <mn>1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0</mn>
                      </mrow>
                      <mrow>
                        <mn>2</mn>
                        <mo stretchy="false">−</mo>
                        <mn>0</mn>
                      </mrow>
                    </mfrac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n>2</mn>
                        <mo stretchy="false">−</mo>
                        <mn>1</mn>
                      </mrow>
                    </mfrac>
                  </mrow>
                  <mo fence="true" form="postfix" stretchy="false">)</mo>
                </mrow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0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  <mrow>
                  <mn>3</mn>
                  <mo stretchy="false">∗</mo>
                  <mn>2</mn>
                  <mo stretchy="false">∗</mo>
                  <mn>1</mn>
                </mrow>
              </mfrac>
              <mo stretchy="false">=</mo>
              <mrow>
                <mfrac>
                  <mn>1</mn>
                  <mn>6</mn>
                </mfrac>
                <mo stretchy="false">∗</mo>
                <mrow>
                  <mo fence="true" form="prefix" stretchy="false">(</mo>
                  <mrow>
                    <mrow>
                      <mn>1</mn>
                      <mrow>
                        <msup>
                          <mi>x</mi>
                          <mn>3</mn>
                        </msup>
                        <mo stretchy="false">+</mo>
                        <mn>0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i>x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
l_{1} (x)  = ( { x - x_{2}  } over { x_{1}  - x_{2}  } )  * ( { x - x_{3}  } over { x_{1}  - x_{3}  } )  * ( { x - x_{4}  } over { x_{1}  - x_{4}  } ) = ( {x-0} over {-1-0} ) * ( {x-1} over {-1-1} ) * ( {x-2} over {-1-2} ) = { (x-0) (x-1) (x-2)   } over { (-1) *(-2) *(-3)  } = {-1} over {6} * (1 x^{3} -3 x^{2} +2x)
newline newline
l_{2} (x)  = ( { x - x_{1}  } over { x_{2}  - x_{1}  } )  * ( { x - x_{3}  } over { x_{2}  - x_{3}  } )  * ( { x - x_{4}  } over { x_{2}  - x_{4}  } ) = ( {x+1} over {0+1} ) * ( {x-1} over {0-1} ) * ( {x-2} over {0-2} ) = { (x+1) (x-1) (x-2)   } over { 1* (-1)* (-2)  } = {1} over {2} * (1 x^{3} -2 x^{2} -1x+2)
newline newline
l_{3} (x)  = ( { x - x_{1}  } over { x_{3}  - x_{1}  } )  * ( { x - x_{2}  } over { x_{3}  - x_{2}  } )  * ( { x - x_{4}  } over { x_{3}  - x_{4}  } ) = ( {x+1} over {1+1} ) * ( {x-0} over {1-0} ) * ( {x-2} over {1-2} ) = { (x+1) (x-0) (x-2)   } over { 2 * 1 *(-1)  } = {-1} over {2} * (1 x^{3} -1 x^{2} -2x)
newline newline
l_{4} (x)  = ( { x - x_{1}  } over { x_{4}  - x_{1}  } )  * ( { x - x_{2}  } over { x_{4}  - x_{2}  } )  * ( { x - x_{3}  } over { x_{4}  - x_{3}  } ) = ( {x+1} over {2+1} ) * ( {x-0} over {2-0} ) * ( {x-1} over {2-1} ) = { (x+1) (x-0) (x-1)   } over { 3 * 2 *1  } = {1} over {6} * (1 x^{3} +0 x^{2} -1x)

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false">]</mo>
        </mrow>
        <mo stretchy="false">=</mo>
        <mfrac>
          <mrow>
            <mfrac>
              <mrow>
                <msub>
                  <mi>y</mi>
                  <mn>3</mn>
                </msub>
                <mo stretchy="false">−</mo>
                <msub>
                  <mi>y</mi>
                  <mn>2</mn>
                </msub>
              </mrow>
              <mrow>
                <msub>
                  <mi>x</mi>
                  <mn>3</mn>
                </msub>
                <mo stretchy="false">−</mo>
                <msub>
                  <mi>x</mi>
                  <mn>2</mn>
                </msub>
              </mrow>
            </mfrac>
            <mo stretchy="false">−</mo>
            <mfrac>
              <mrow>
                <msub>
                  <mi>y</mi>
                  <mn>2</mn>
                </msub>
                <mo stretchy="false">−</mo>
                <msub>
                  <mi>y</mi>
                  <mn>1</mn>
                </msub>
              </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frac>
          </mrow>
          <mrow>
            <msub>
              <mi>x</mi>
              <mn>3</mn>
            </msub>
            <mo stretchy="false">−</mo>
            <msub>
              <mi>x</mi>
              <mn>1</mn>
            </msub>
          </mrow>
        </mfrac>
      </mrow>
    </mrow>
    <annotation encoding="StarMath 5.0">f { [x_{1},x_{2},x_{3}] } = { { y_{3}  - y_{2}  } over { x_{3}  - x_{2}  } - { y_{2}  - y_{1}  } over { x_{2}  - x_{1}  } } over { x_{3}  - x_{1}  }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false">]</mo>
        </mrow>
        <mo stretchy="false">=</mo>
        <mfrac>
          <mrow>
            <mfrac>
              <mrow>
                <mfrac>
                  <mrow>
                    <msub>
                      <mi>y</mi>
                      <mn>3</mn>
                    </msub>
                    <mo stretchy="false">−</mo>
                    <msub>
                      <mi>y</mi>
                      <mn>2</mn>
                    </msub>
                  </mrow>
                  <mrow>
                    <msub>
                      <mi>x</mi>
                      <mn>3</mn>
                    </msub>
                    <mo stretchy="false">−</mo>
                    <msub>
                      <mi>x</mi>
                      <mn>2</mn>
                    </msub>
                  </mrow>
                </mfrac>
                <mo stretchy="false">−</mo>
                <mfrac>
                  <mrow>
                    <msub>
                      <mi>y</mi>
                      <mn>2</mn>
                    </msub>
                    <mo stretchy="false">−</mo>
                    <msub>
                      <mi>y</mi>
                      <mn>1</mn>
                    </msub>
                  </mrow>
                  <mrow>
                    <msub>
                      <mi>x</mi>
                      <mn>2</mn>
                    </msub>
                    <mo stretchy="false">−</mo>
                    <msub>
                      <mi>x</mi>
                      <mn>1</mn>
                    </msub>
                  </mrow>
                </mfrac>
              </mrow>
              <mrow>
                <msub>
                  <mi>x</mi>
                  <mn>3</mn>
                </msub>
                <mo stretchy="false">−</mo>
                <msub>
                  <mi>x</mi>
                  <mn>1</mn>
                </msub>
              </mrow>
            </mfrac>
            <mo stretchy="false">−</mo>
            <mfrac>
              <mrow>
                <mfrac>
                  <mrow>
                    <msub>
                      <mi>y</mi>
                      <mn>2</mn>
                    </msub>
                    <mo stretchy="false">−</mo>
                    <msub>
                      <mi>y</mi>
                      <mn>1</mn>
                    </msub>
                  </mrow>
                  <mrow>
                    <msub>
                      <mi>x</mi>
                      <mn>2</mn>
                    </msub>
                    <mo stretchy="false">−</mo>
                    <msub>
                      <mi>x</mi>
                      <mn>1</mn>
                    </msub>
                  </mrow>
                </mfrac>
                <mo stretchy="false">−</mo>
                <mfrac>
                  <mrow>
                    <msub>
                      <mi>y</mi>
                      <mn>1</mn>
                    </msub>
                    <mo stretchy="false">−</mo>
                    <msub>
                      <mi>y</mi>
                      <mn>0</mn>
                    </msub>
                  </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0</mn>
                    </msub>
                  </mrow>
                </mfrac>
              </mrow>
              <mrow>
                <msub>
                  <mi>x</mi>
                  <mn>2</mn>
                </msub>
                <mo stretchy="false">−</mo>
                <msub>
                  <mi>x</mi>
                  <mn>0</mn>
                </msub>
              </mrow>
            </mfrac>
          </mrow>
          <mrow>
            <msub>
              <mi>x</mi>
              <mn>3</mn>
            </msub>
            <mo stretchy="false">−</mo>
            <msub>
              <mi>x</mi>
              <mn>0</mn>
            </msub>
          </mrow>
        </mfrac>
      </mrow>
    </mrow>
    <annotation encoding="StarMath 5.0">f { [x_{0},x_{1},x_{2},x_{3}] } = { { { y_{3}  - y_{2}  } over { x_{3}  - x_{2}  }  - { y_{2}  - y_{1}  } over { x_{2}  - x_{1}  }  } over { x_{3}  - x_{1}  }  - { { y_{2}  - y_{1}  } over { x_{2}  - x_{1}  }  - { y_{1}  - y_{0}  } over { x_{1}  - x_{0}  }  } over { x_{2}  - x_{0}  }  } over { x_{3}  - x_{0}  } </annotation>
  </semantics>
</math>
</file>

<file path=Object 2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j</mi>
                <mo stretchy="false">=</mo>
                <mn>1</mn>
              </mrow>
              <mrow>
                <mo fence="true" form="prefix" stretchy="false">(</mo>
                <mrow>
                  <mrow>
                    <mi>j</mi>
                    <mi>≠</mi>
                    <mi>i</mi>
                  </mrow>
                </mrow>
                <mo fence="true" form="postfix" stretchy="false">)</mo>
              </mrow>
            </mrow>
            <mi>n</mi>
          </munderover>
          <mfrac>
            <mrow>
              <mi>x</mi>
              <mo stretchy="false">−</mo>
              <msub>
                <mi>x</mi>
                <mi>j</mi>
              </msub>
            </mrow>
            <mrow>
              <msub>
                <mi>x</mi>
                <mi>i</mi>
              </msub>
              <mo stretchy="false">−</mo>
              <msub>
                <mi>x</mi>
                <mi>j</mi>
              </msub>
            </mrow>
          </mfrac>
        </mrow>
      </mrow>
    </mrow>
    <annotation encoding="StarMath 5.0">  l_{i} (x) =  prod from{j=1 (j≠i)} to{n} frac {x- x_{j} } { x_{i} - x_{j} }    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sub>
                <mi>y</mi>
                <mi>i</mi>
              </msub>
              <mo stretchy="false">∗</mo>
              <msub>
                <mi>l</mi>
                <mi>i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p ( x )  = sum from {i = 1} to {n} {{y} rsub {i} *  {l} rsub {i} ( x )  }</annotation>
  </semantics>
</math>
</file>

<file path=Object 4/content.xml><?xml version="1.0" encoding="utf-8"?>
<math xmlns="http://www.w3.org/1998/Math/MathML" display="block">
  <semantics>
    <mrow>
      <msub>
        <mi>p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y</mi>
            <mn>0</mn>
          </msub>
          <mo stretchy="false">+</mo>
          <mi>f</mi>
        </mrow>
      </mrow>
      <mrow>
        <mrow>
          <mrow>
            <mo fence="true" form="prefix" stretchy="false">[</mo>
            <mrow>
              <mrow>
                <msub>
                  <mi>x</mi>
                  <mn>0</mn>
                </msub>
                <mi>,</mi>
                <msub>
                  <mi>x</mi>
                  <mn>1</mn>
                </msub>
              </mrow>
            </mrow>
            <mo fence="true" form="postfix" stretchy="false">]</mo>
          </mrow>
          <mo stretchy="false">∗</mo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</mrow>
        <mo stretchy="false">+</mo>
        <mi>f</mi>
      </mrow>
      <mrow>
        <mo fence="true" form="prefix" stretchy="false">[</mo>
        <mrow>
          <mrow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]</mo>
      </mrow>
      <mrow>
        <mo fence="true" form="prefix" stretchy="false">(</mo>
        <mrow>
          <mrow>
            <mi>x</mi>
            <mo stretchy="false">−</mo>
            <msub>
              <mi>x</mi>
              <mn>0</mn>
            </msub>
          </mrow>
        </mrow>
        <mo fence="true" form="postfix" stretchy="false">)</mo>
      </mrow>
      <mrow>
        <mrow>
          <mo fence="true" form="prefix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form="postfix" stretchy="false">)</mo>
        </mrow>
        <mo stretchy="false">+</mo>
        <mi>f</mi>
      </mrow>
      <mrow>
        <mo fence="true" form="prefix" stretchy="false">[</mo>
        <mrow>
          <mrow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</mrow>
        </mrow>
        <mo fence="true" form="postfix" stretchy="false">]</mo>
      </mrow>
      <mrow>
        <mo fence="true" form="prefix" stretchy="false">(</mo>
        <mrow>
          <mrow>
            <mi>x</mi>
            <mo stretchy="false">−</mo>
            <msub>
              <mi>x</mi>
              <mn>0</mn>
            </msub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sub>
              <mi>x</mi>
              <mn>1</mn>
            </msub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sub>
              <mi>x</mi>
              <mn>2</mn>
            </msub>
          </mrow>
        </mrow>
        <mo fence="true" form="postfix" stretchy="false">)</mo>
      </mrow>
    </mrow>
    <annotation encoding="StarMath 5.0">p_{3} ( x) = y_{0} + f [ x_{0} ,x_{1} ] * (x - x_{0} ) + f { [x_{0},x_{1},x_{2}] } (x - x_{0} ) (x - x_{1} ) + f [ x_{0}, x_{1}, x_{2}, x_{3}] (x - x_{0} ) (x - x_{1} ) (x - x_{2} 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row>
            <mrow>
              <msub>
                <mi>y</mi>
                <mi>i</mi>
              </msub>
              <mo stretchy="false">∗</mo>
              <msub>
                <mi>l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sub>
                  <mi>y</mi>
                  <mn>1</mn>
                </msub>
                <mo stretchy="false">∗</mo>
                <msub>
                  <mi>l</mi>
                  <mn>1</mn>
                </msub>
              </mrow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row>
                <msub>
                  <mi>y</mi>
                  <mn>2</mn>
                </msub>
                <mo stretchy="false">∗</mo>
                <msub>
                  <mi>l</mi>
                  <mn>2</mn>
                </msub>
              </mrow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row>
                <msub>
                  <mi>y</mi>
                  <mn>3</mn>
                </msub>
                <mo stretchy="false">∗</mo>
                <msub>
                  <mi>l</mi>
                  <mn>3</mn>
                </msub>
              </mrow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row>
                <msub>
                  <mi>y</mi>
                  <mn>4</mn>
                </msub>
                <mo stretchy="false">∗</mo>
                <msub>
                  <mi>l</mi>
                  <mn>4</mn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p ( x )  = sum from {i = 1} to {4} {{y} rsub {i} *  {l} rsub {i} ( x )  = y_{1} * l_{1}(x) + y_{2} * l_{2}(x) + y_{3} * l_{3}(x) + y_{4} * l_{4}(x) }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form="postfix" stretchy="false">]</mo>
        </mrow>
        <mo stretchy="false">=</mo>
        <mfrac>
          <mrow>
            <msub>
              <mi>y</mi>
              <mn>1</mn>
            </msub>
            <mo stretchy="false">−</mo>
            <msub>
              <mi>y</mi>
              <mn>0</mn>
            </msub>
          </mrow>
          <mrow>
            <msub>
              <mi>x</mi>
              <mn>1</mn>
            </msub>
            <mo stretchy="false">−</mo>
            <msub>
              <mi>x</mi>
              <mn>0</mn>
            </msub>
          </mrow>
        </mfrac>
      </mrow>
    </mrow>
    <annotation encoding="StarMath 5.0">f [ x_{0} ,x_{1} ] = { y_{1}  - y_{0}  } over { x_{1}  - x_{0}  }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]</mo>
        </mrow>
        <mo stretchy="false">=</mo>
        <mfrac>
          <mrow>
            <mfrac>
              <mrow>
                <msub>
                  <mi>y</mi>
                  <mn>2</mn>
                </msub>
                <mo stretchy="false">−</mo>
                <msub>
                  <mi>y</mi>
                  <mn>1</mn>
                </msub>
              </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frac>
            <mo stretchy="false">−</mo>
            <mfrac>
              <mrow>
                <msub>
                  <mi>y</mi>
                  <mn>1</mn>
                </msub>
                <mo stretchy="false">−</mo>
                <msub>
                  <mi>y</mi>
                  <mn>0</mn>
                </msub>
              </mrow>
              <mrow>
                <msub>
                  <mi>x</mi>
                  <mn>1</mn>
                </msub>
                <mo stretchy="false">−</mo>
                <msub>
                  <mi>x</mi>
                  <mn>0</mn>
                </msub>
              </mrow>
            </mfrac>
          </mrow>
          <mrow>
            <msub>
              <mi>x</mi>
              <mn>2</mn>
            </msub>
            <mo stretchy="false">−</mo>
            <msub>
              <mi>x</mi>
              <mn>0</mn>
            </msub>
          </mrow>
        </mfrac>
      </mrow>
    </mrow>
    <annotation encoding="StarMath 5.0">f { [x_{0},x_{1},x_{2}] } = { { y_{2}  - y_{1}  } over { x_{2}  - x_{1}  } - { y_{1}  - y_{0}  } over { x_{1}  - x_{0}  } } over { x_{2}  - x_{0}  } 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]</mo>
        </mrow>
        <mo stretchy="false">=</mo>
        <mfrac>
          <mrow>
            <msub>
              <mi>y</mi>
              <mn>2</mn>
            </msub>
            <mo stretchy="false">−</mo>
            <msub>
              <mi>y</mi>
              <mn>1</mn>
            </msub>
          </mrow>
          <mrow>
            <msub>
              <mi>x</mi>
              <mn>2</mn>
            </msub>
            <mo stretchy="false">−</mo>
            <msub>
              <mi>x</mi>
              <mn>1</mn>
            </msub>
          </mrow>
        </mfrac>
      </mrow>
    </mrow>
    <annotation encoding="StarMath 5.0">f [ x_{1} ,x_{2} ] = { y_{2}  - y_{1}  } over { x_{2}  - x_{1}  }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false">]</mo>
        </mrow>
        <mo stretchy="false">=</mo>
        <mfrac>
          <mrow>
            <msub>
              <mi>y</mi>
              <mn>3</mn>
            </msub>
            <mo stretchy="false">−</mo>
            <msub>
              <mi>y</mi>
              <mn>2</mn>
            </msub>
          </mrow>
          <mrow>
            <msub>
              <mi>x</mi>
              <mn>3</mn>
            </msub>
            <mo stretchy="false">−</mo>
            <msub>
              <mi>x</mi>
              <mn>2</mn>
            </msub>
          </mrow>
        </mfrac>
      </mrow>
    </mrow>
    <annotation encoding="StarMath 5.0">f [ x_{2} ,x_{3} ] = { y_{3}  - y_{2}  } over { x_{3}  - x_{2}  } </annotation>
  </semantics>
</math>
</file>